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style:mirror="none"/>
    </style:style>
  </office:automatic-styles>
  <office:body>
    <office:drawing>
      <draw:page draw:name="page1" draw:style-name="dp1" draw:master-page-name="Default">
        <draw:frame draw:style-name="gr1" draw:layer="layout" svg:width="5.581cm" svg:height="3.323cm" svg:x="1cm" svg:y="1cm">
          <draw:image xlink:href="../pngs/walden-set-D-a.png" xlink:type="simple" xlink:show="embed" xlink:actuate="onLoad">
            <text:p/>
          </draw:image>
        </draw:frame>
        <draw:frame draw:style-name="gr1" draw:layer="layout" svg:width="10.008cm" svg:height="2.973cm" svg:x="7.711cm" svg:y="1.254cm">
          <draw:image xlink:href="../pngs/walden-set-D-b.png" xlink:type="simple" xlink:show="embed" xlink:actuate="onLoad">
            <text:p/>
          </draw:image>
        </draw:frame>
        <draw:frame draw:style-name="gr1" draw:layer="layout" svg:width="6.395cm" svg:height="2.842cm" svg:x="1cm" svg:y="4.322cm">
          <draw:image xlink:href="../pngs/walden-set-D-c.png" xlink:type="simple" xlink:show="embed" xlink:actuate="onLoad">
            <text:p/>
          </draw:image>
        </draw:frame>
        <draw:frame draw:style-name="gr1" draw:layer="layout" svg:width="10.874cm" svg:height="2.317cm" svg:x="7.711cm" svg:y="4.981cm">
          <draw:image xlink:href="../pngs/walden-set-D-d.png" xlink:type="simple" xlink:show="embed" xlink:actuate="onLoad">
            <text:p/>
          </draw:image>
        </draw:frame>
        <draw:frame draw:style-name="gr1" draw:layer="layout" svg:width="11.207cm" svg:height="3.481cm" svg:x="1cm" svg:y="7.323cm">
          <draw:image xlink:href="../pngs/walden-set-D-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5T01:17:08.963391000</meta:creation-date>
    <meta:generator>LibreOffice/5.1.4.2$MacOSX_X86_64 LibreOffice_project/f99d75f39f1c57ebdd7ffc5f42867c12031db97a</meta:generator>
    <dc:date>2016-07-16T00:57:53.492189000</dc:date>
    <meta:editing-duration>PT49M35S</meta:editing-duration>
    <meta:editing-cycles>2</meta:editing-cycles>
    <meta:document-statistic meta:object-count="5"/>
  </office:meta>
</office:document-meta>
</file>